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A500000072E3D6113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20.283cm" fo:margin-left="-1.577cm" table:align="left"/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6.191cm"/>
    </style:style>
    <style:style style:name="Tableau1.C" style:family="table-column">
      <style:table-column-properties style:column-width="3.916cm"/>
    </style:style>
    <style:style style:name="Tableau1.D" style:family="table-column">
      <style:table-column-properties style:column-width="4.88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b2b2b2" fo:padding="0cm" fo:border="0.75pt solid #666666" style:writing-mode="lr-tb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lr-tb">
        <style:background-image/>
      </style:table-cell-properties>
    </style:style>
    <style:style style:name="Tableau1.A2" style:family="table-cell">
      <style:table-cell-properties fo:padding="0cm" fo:border-left="0.75pt solid #666666" fo:border-right="0.75pt solid #666666" fo:border-top="none" fo:border-bottom="0.75pt solid #666666" style:writing-mode="lr-tb"/>
    </style:style>
    <style:style style:name="Tableau1.B2" style:family="table-cell">
      <style:table-cell-properties fo:padding="0cm" fo:border-left="none" fo:border-right="0.75pt solid #666666" fo:border-top="none" fo:border-bottom="0.75pt solid #666666" style:writing-mode="lr-tb"/>
    </style:style>
    <style:style style:name="Tableau1.C2" style:family="table-cell">
      <style:table-cell-properties fo:padding="0cm" fo:border-left="none" fo:border-right="0.75pt solid #666666" fo:border-top="none" fo:border-bottom="0.75pt solid #666666" style:writing-mode="lr-tb"/>
    </style:style>
    <style:style style:name="Tableau1.D2" style:family="table-cell">
      <style:table-cell-properties fo:padding="0cm" fo:border-left="0.75pt solid #666666" fo:border-right="0.75pt solid #666666" fo:border-top="none" fo:border-bottom="0.75pt solid #666666" style:writing-mode="lr-tb"/>
    </style:style>
    <style:style style:name="Tableau1.3" style:family="table-row">
      <style:table-row-properties style:min-row-height="0.561cm" fo:keep-together="always"/>
    </style:style>
    <style:style style:name="Tableau1.A3" style:family="table-cell">
      <style:table-cell-properties fo:background-color="#eeeeee" fo:padding="0cm" fo:border="0.75pt solid #666666" style:writing-mode="lr-tb">
        <style:background-image/>
      </style:table-cell-properties>
    </style:style>
    <style:style style:name="Tableau1.B3" style:family="table-cell">
      <style:table-cell-properties fo:background-color="#eeeeee" fo:padding="0cm" fo:border-left="none" fo:border-right="0.75pt solid #666666" fo:border-top="0.75pt solid #666666" fo:border-bottom="0.75pt solid #666666" style:writing-mode="lr-tb">
        <style:background-image/>
      </style:table-cell-properties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Liberation Sans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Liberation Sans"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officeooo:rsid="0018020e"/>
    </style:style>
    <style:style style:name="T2" style:family="text">
      <style:text-properties officeooo:rsid="001c2e6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2">NOM</text:p>
            </table:table-cell>
            <table:table-cell table:style-name="Tableau1.B1" office:value-type="string">
              <text:p text:style-name="P2">NUMÉRO DE COMPTE</text:p>
            </table:table-cell>
            <table:table-cell table:style-name="Tableau1.B1" office:value-type="string">
              <text:p text:style-name="P2">TÉLÉPHONE</text:p>
            </table:table-cell>
            <table:table-cell table:style-name="Tableau1.A1" office:value-type="string">
              <text:p text:style-name="P2">DATE ENREG. SYST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2">{d.supplier[i].name}</text:p>
          </table:table-cell>
          <table:table-cell table:style-name="Tableau1.B2" office:value-type="string">
            <text:p text:style-name="P3">{d.supplier[i].account_number<text:span text:style-name="T1">}</text:span></text:p>
          </table:table-cell>
          <table:table-cell table:style-name="Tableau1.C2" office:value-type="string">
            <text:p text:style-name="P2">{d.supplier[i].phone}</text:p>
          </table:table-cell>
          <table:table-cell table:style-name="Tableau1.D2" office:value-type="string">
            <text:p text:style-name="P3">{d.supplier[i].created_at}</text:p>
          </table:table-cell>
        </table:table-row>
        <table:table-row table:style-name="Tableau1.3">
          <table:table-cell table:style-name="Tableau1.A3" office:value-type="string">
            <text:p text:style-name="P2">{d.supplier[i+1].name}</text:p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A3" office:value-type="string">
            <text:p text:style-name="P2"/>
          </table:table-cell>
        </table:table-row>
      </table:table>
      <text:p text:style-name="P4"/>
      <text:p text:style-name="P4">NOMBRE TOTAL DE FOURNISSEURS : {d.total<text:span text:style-name="T2">_supp</text:span>}<text:bookmark text:name="FinDuDoc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MP0">
      <style:paragraph-properties style:page-number="auto" fo:break-before="page"/>
      <style:text-properties officeooo:paragraph-rsid="00277f78"/>
    </style:style>
    <style:style style:name="MP2" style:family="paragraph" style:parent-style-name="Standard">
      <style:text-properties officeooo:paragraph-rsid="00277f78"/>
    </style:style>
    <style:style style:name="MP3" style:family="paragraph" style:parent-style-name="Standard">
      <style:paragraph-properties fo:text-align="center" style:justify-single-word="false"/>
      <style:text-properties officeooo:paragraph-rsid="0029bedf"/>
    </style:style>
    <style:style style:name="MP4" style:family="paragraph" style:parent-style-name="Standard">
      <style:text-properties officeooo:paragraph-rsid="0029bedf"/>
    </style:style>
    <style:style style:name="MP5" style:family="paragraph" style:parent-style-name="Pied_20_de_20_page">
      <style:paragraph-properties fo:text-align="center" style:justify-single-word="false"/>
      <style:text-properties officeooo:paragraph-rsid="001dbff8"/>
    </style:style>
    <style:style style:name="MP6" style:family="paragraph" style:parent-style-name="Pied_20_de_20_page">
      <style:paragraph-properties fo:text-align="start" style:justify-single-word="false"/>
      <style:text-properties officeooo:paragraph-rsid="001dbff8"/>
    </style:style>
    <style:style style:name="MT1" style:family="text">
      <style:text-properties fo:font-size="15pt" fo:font-weight="bold" style:font-size-asian="15pt" style:font-weight-asian="bold" style:font-size-complex="15pt" style:font-weight-complex="bold"/>
    </style:style>
    <style:style style:name="MT2" style:family="text">
      <style:text-properties officeooo:rsid="001a9d1e"/>
    </style:style>
    <style:style style:name="MT3" style:family="text">
      <style:text-properties officeooo:rsid="001dbff8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 1" text:anchor-type="paragraph" svg:x="13.369cm" svg:y="-1.27cm" svg:width="4.366cm" style:rel-width="scale" svg:height="3.016cm" style:rel-height="scale" draw:z-index="0"><draw:image xlink:href="Pictures/10000000000000A500000072E3D6113D.png" xlink:type="simple" xlink:show="embed" xlink:actuate="onLoad" draw:mime-type="image/png"/></draw:frame><text:tab/> <text:s text:c="2"/>C.M.D.T</text:p>
        <text:p text:style-name="MP2">SECRÉTARIAT GÉNÉRAL</text:p>
        <text:p text:style-name="MP2"><text:s text:c="4"/>SERVICE COURRIER</text:p>
        <text:p text:style-name="MP2"/>
        <text:p text:style-name="MP2"/>
        <text:p text:style-name="MP3"><text:span text:style-name="Police_20_par_20_défaut"><text:span text:style-name="MT1">CONSULTATION DE LA LISTE DES FOURNISSEURS ACTIFS EXISTANT</text:span></text:span></text:p>
        <text:p text:style-name="MP3"/>
        <text:p text:style-name="MP4"><text:tab/><text:tab/><text:tab/>Du : {d.dateFrom}<text:tab/><text:tab/><text:tab/>Au : {d.dateTo}</text:p>
      </style:header>
      <style:footer>
        <text:p text:style-name="MP5"/>
        <text:p text:style-name="MP6">Bamako, le {d.<text:span text:style-name="MT2">generate_at</text:span>}<text:tab/> <text:s text:c="19"/>{d.generate_time}<text:tab/>Page <text:bookmark-start text:name="PageNumWizard_FOOTER_MP01 Copie 1"/><text:page-number text:select-page="current">1</text:page-number><text:s/><text:span text:style-name="MT3">sur </text:span><text:span text:style-name="MT3"><text:bookmark-ref text:reference-format="page" text:ref-name="FinDuDoc">1</text:bookmark-ref></text:span><text:s/><text:bookmark-end text:name="PageNumWizard_FOOTER_MP01 Copie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1-19T11:50:00Z</meta:creation-date>
    <dc:date>2025-12-18T10:13:52.747286500</dc:date>
    <meta:editing-cycles>29</meta:editing-cycles>
    <meta:editing-duration>PT2H8M55S</meta:editing-duration>
    <meta:document-statistic meta:table-count="1" meta:image-count="1" meta:object-count="0" meta:page-count="1" meta:paragraph-count="16" meta:word-count="46" meta:character-count="431" meta:non-whitespace-character-count="367"/>
    <meta:template xlink:type="simple" xlink:actuate="onRequest" xlink:title="" xlink:href="Normal.dotm"/>
  </office:meta>
</office:document-meta>
</file>